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</text:span><text:span text:style-name="T1">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</text:span><text:span text:style-name="T1">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</text:span><text:span text:style-name="T1">container:</text:span></text:p>
          <text:p text:style-name="P1"><text:span text:style-name="T1">ibmcom/</text:span><text:span text:style-name="T1">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6.383cm" svg:x2="5.445cm" svg:y2="19.669cm">
          <text:p/>
        </draw:lin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4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3T09:49:18.432822095</dc:date>
    <meta:editing-duration>PT2H3M8S</meta:editing-duration>
    <meta:editing-cycles>32</meta:editing-cycles>
    <meta:generator>LibreOffice/6.0.7.3$Linux_X86_64 LibreOffice_project/00m0$Build-3</meta:generator>
    <meta:document-statistic meta:object-count="26"/>
  </office:meta>
</office:document-meta>
</file>